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style:font-name="Pyidaungsu" officeooo:rsid="0016aab4" style:font-name-complex="Pyidaungsu"/>
    </style:style>
    <style:style style:name="T30" style:family="text">
      <style:text-properties style:font-name="Pyidaungsu" officeooo:rsid="082938f6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1"/></text:span><text:span text:style-name="T23"><text:s text:c="3"/></text:span><text:span text:style-name="T21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49M1S</meta:editing-duration>
    <meta:editing-cycles>1159</meta:editing-cycles>
    <dc:date>2022-12-08T11:08:18.189000000</dc:date>
    <meta:document-statistic meta:table-count="8" meta:image-count="0" meta:object-count="0" meta:page-count="3" meta:paragraph-count="85" meta:word-count="337" meta:character-count="2550" meta:non-whitespace-character-count="2118"/>
  </office:meta>
</office:document-meta>
</file>